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5.854cm" fo:margin-left="-0.132cm" table:align="left" style:writing-mode="lr-tb"/>
    </style:style>
    <style:style style:name="Tabla1.A" style:family="table-column">
      <style:table-column-properties style:column-width="7.918cm"/>
    </style:style>
    <style:style style:name="Tabla1.B" style:family="table-column">
      <style:table-column-properties style:column-width="7.93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23cm" fo:padding-right="0.123cm" fo:padding-top="0cm" fo:padding-bottom="0cm" fo:border="0.5pt solid #000000" style:writing-mode="lr-tb"/>
    </style:style>
    <style:style style:name="P1" style:family="paragraph" style:parent-style-name="Heading_20_3">
      <style:text-properties fo:language="es" fo:country="ES" officeooo:paragraph-rsid="00103de3"/>
    </style:style>
    <style:style style:name="P2" style:family="paragraph" style:parent-style-name="Texto_20_independiente_20_2">
      <style:paragraph-properties fo:text-align="start" style:justify-single-word="false"/>
    </style:style>
    <style:style style:name="P3" style:family="paragraph" style:parent-style-name="Standard" style:list-style-name="WW8Num93">
      <style:text-properties style:font-name="Arial Narrow" fo:font-size="12pt" fo:language="es" fo:country="ES" officeooo:paragraph-rsid="00103de3" style:font-size-asian="12pt" style:font-name-complex="Arial Narrow"/>
    </style:style>
    <style:style style:name="P4" style:family="paragraph" style:parent-style-name="Standard" style:list-style-name="WW8Num6">
      <style:text-properties style:font-name="Arial Narrow" fo:font-size="12pt" fo:language="es" fo:country="ES" officeooo:paragraph-rsid="00103de3" style:font-size-asian="12pt" style:font-name-complex="Arial Narrow"/>
    </style:style>
    <style:style style:name="P5" style:family="paragraph" style:parent-style-name="Standard">
      <style:text-properties style:font-name="Arial Narrow" fo:font-size="12pt" fo:language="es" fo:country="ES" officeooo:paragraph-rsid="00103de3" style:font-size-asian="12pt" style:font-name-complex="Arial Narrow"/>
    </style:style>
    <style:style style:name="P6" style:family="paragraph" style:parent-style-name="Standard" style:list-style-name="WW8Num84">
      <style:text-properties style:font-name="Arial Narrow" fo:font-size="12pt" fo:language="es" fo:country="ES" officeooo:paragraph-rsid="00103de3" style:font-size-asian="12pt" style:font-name-complex="Arial Narrow"/>
    </style:style>
    <style:style style:name="P7" style:family="paragraph" style:parent-style-name="Standard" style:list-style-name="WW8Num72">
      <style:text-properties style:font-name="Arial Narrow" fo:font-size="12pt" fo:language="es" fo:country="ES" officeooo:paragraph-rsid="00103de3" style:font-size-asian="12pt" style:font-name-complex="Arial Narrow"/>
    </style:style>
    <style:style style:name="P8" style:family="paragraph" style:parent-style-name="Standard" style:list-style-name="WW8Num61">
      <style:text-properties style:font-name="Arial Narrow" fo:font-size="12pt" fo:language="es" fo:country="ES" officeooo:paragraph-rsid="00103de3" style:font-size-asian="12pt" style:font-name-complex="Arial Narrow"/>
    </style:style>
    <style:style style:name="P9" style:family="paragraph" style:parent-style-name="Standard" style:list-style-name="WW8Num34">
      <style:text-properties style:font-name="Arial Narrow" fo:font-size="12pt" fo:language="es" fo:country="ES" officeooo:paragraph-rsid="00103de3" style:font-size-asian="12pt" style:font-name-complex="Arial Narrow"/>
    </style:style>
    <style:style style:name="P10" style:family="paragraph" style:parent-style-name="Standard">
      <style:paragraph-properties fo:text-align="center" style:justify-single-word="false"/>
      <style:text-properties style:font-name="Arial Narrow" fo:font-size="12pt" fo:language="es" fo:country="ES" fo:font-weight="bold" officeooo:paragraph-rsid="00103de3" style:font-size-asian="12pt" style:font-weight-asian="bold" style:font-name-complex="Arial Narrow"/>
    </style:style>
    <style:style style:name="P11" style:family="paragraph" style:parent-style-name="Standard">
      <style:text-properties style:font-name="Arial Narrow" fo:font-size="12pt" fo:language="es" fo:country="ES" fo:font-weight="bold" officeooo:paragraph-rsid="00103de3" style:font-size-asian="12pt" style:font-weight-asian="bold" style:font-name-complex="Arial Narrow"/>
    </style:style>
    <style:style style:name="P12" style:family="paragraph" style:parent-style-name="Standard">
      <style:text-properties style:font-name="Arial Narrow" style:font-name-complex="Arial Narrow"/>
    </style:style>
    <style:style style:name="P13" style:family="paragraph" style:parent-style-name="Standard">
      <style:text-properties officeooo:paragraph-rsid="00103de3"/>
    </style:style>
    <style:style style:name="P14" style:family="paragraph" style:parent-style-name="Standard">
      <style:paragraph-properties fo:line-height="150%"/>
    </style:style>
    <style:style style:name="P15" style:family="paragraph" style:parent-style-name="Standard">
      <style:text-properties fo:color="#000080" style:font-name="Arial Narrow" fo:font-size="12pt" fo:language="es" fo:country="ES" fo:font-weight="bold" officeooo:paragraph-rsid="00103de3" style:font-size-asian="12pt" style:font-weight-asian="bold" style:font-name-complex="Arial Narrow"/>
    </style:style>
    <style:style style:name="P16" style:family="paragraph" style:parent-style-name="Standard" style:list-style-name="WW8Num60">
      <style:paragraph-properties>
        <style:tab-stops>
          <style:tab-stop style:position="2.54cm"/>
        </style:tab-stops>
      </style:paragraph-properties>
      <style:text-properties officeooo:paragraph-rsid="00103de3"/>
    </style:style>
    <style:style style:name="P17" style:family="paragraph" style:parent-style-name="Standard" style:list-style-name="WW8Num6">
      <style:paragraph-properties fo:margin-left="0cm" fo:margin-right="0cm" fo:line-height="100%" fo:hyphenation-ladder-count="no-limit" fo:text-indent="0cm" style:auto-text-indent="false">
        <style:tab-stops/>
      </style:paragraph-properties>
      <style:text-properties style:font-name="Arial Narrow" fo:language="es" fo:country="ES" fo:font-weight="bold" officeooo:paragraph-rsid="00103de3" style:font-weight-asian="bold" style:font-name-complex="Arial Narrow" fo:hyphenate="true" fo:hyphenation-remain-char-count="2" fo:hyphenation-push-char-count="2"/>
    </style:style>
    <style:style style:name="P18" style:family="paragraph" style:parent-style-name="Standard">
      <style:paragraph-properties fo:margin-left="0cm" fo:margin-right="0cm" fo:line-height="100%" fo:hyphenation-ladder-count="no-limit" fo:text-indent="0cm" style:auto-text-indent="false">
        <style:tab-stops/>
      </style:paragraph-properties>
      <style:text-properties style:font-name="Arial Narrow" fo:language="es" fo:country="ES" fo:font-weight="bold" officeooo:paragraph-rsid="00103de3" style:font-weight-asian="bold" style:font-name-complex="Arial Narrow" fo:hyphenate="true" fo:hyphenation-remain-char-count="2" fo:hyphenation-push-char-count="2"/>
    </style:style>
    <style:style style:name="P19" style:family="paragraph" style:parent-style-name="Standard">
      <style:paragraph-properties fo:margin-left="0cm" fo:margin-right="0cm" fo:line-height="100%" fo:hyphenation-ladder-count="no-limit" fo:text-indent="0cm" style:auto-text-indent="false">
        <style:tab-stops/>
      </style:paragraph-properties>
      <style:text-properties style:font-name="Arial Narrow" fo:font-size="12pt" fo:language="es" fo:country="ES" fo:font-weight="bold" officeooo:paragraph-rsid="00103de3" style:font-size-asian="12pt" style:font-weight-asian="bold" style:font-name-complex="Arial Narrow" fo:hyphenate="true" fo:hyphenation-remain-char-count="2" fo:hyphenation-push-char-count="2"/>
    </style:style>
    <style:style style:name="P20" style:family="paragraph" style:parent-style-name="Standard">
      <style:paragraph-properties fo:margin-left="0cm" fo:margin-right="0.247cm" fo:text-indent="0cm" style:auto-text-indent="false"/>
    </style:style>
    <style:style style:name="P21" style:family="paragraph" style:parent-style-name="Standard">
      <style:paragraph-properties fo:margin-left="0.635cm" fo:margin-right="0cm" fo:text-indent="0cm" style:auto-text-indent="false"/>
      <style:text-properties style:font-name="Arial Narrow" fo:font-size="12pt" fo:language="es" fo:country="ES" officeooo:paragraph-rsid="00103de3" style:font-size-asian="12pt" style:font-name-complex="Arial Narrow"/>
    </style:style>
    <style:style style:name="P22" style:family="paragraph" style:parent-style-name="Standard">
      <style:paragraph-properties fo:margin-left="0.635cm" fo:margin-right="0cm" fo:text-indent="0cm" style:auto-text-indent="false">
        <style:tab-stops>
          <style:tab-stop style:position="1.27cm"/>
        </style:tab-stops>
      </style:paragraph-properties>
      <style:text-properties style:font-name="Arial Narrow" fo:font-size="12pt" fo:language="es" fo:country="ES" fo:font-weight="bold" officeooo:paragraph-rsid="00103de3" style:font-size-asian="12pt" style:font-weight-asian="bold" style:font-name-complex="Arial Narrow"/>
    </style:style>
    <style:style style:name="P23" style:family="paragraph" style:parent-style-name="Standard">
      <style:paragraph-properties fo:margin-left="0.635cm" fo:margin-right="0cm" fo:text-indent="0cm" style:auto-text-indent="false"/>
      <style:text-properties style:font-name="Arial Narrow" fo:font-size="12pt" fo:language="es" fo:country="ES" fo:font-weight="bold" officeooo:paragraph-rsid="00103de3" style:font-size-asian="12pt" style:font-weight-asian="bold" style:font-name-complex="Arial Narrow"/>
    </style:style>
    <style:style style:name="P24" style:family="paragraph" style:parent-style-name="Standard">
      <style:paragraph-properties fo:margin-left="0.635cm" fo:margin-right="0cm" fo:text-indent="0cm" style:auto-text-indent="false"/>
      <style:text-properties officeooo:paragraph-rsid="00103de3"/>
    </style:style>
    <style:style style:name="P25" style:family="paragraph" style:parent-style-name="Standard">
      <style:paragraph-properties fo:margin-left="0cm" fo:margin-right="0cm" fo:text-indent="0.635cm" style:auto-text-indent="false"/>
      <style:text-properties style:font-name="Arial Narrow" fo:font-size="12pt" fo:language="es" fo:country="ES" fo:font-weight="bold" officeooo:paragraph-rsid="00103de3" style:font-size-asian="12pt" style:font-weight-asian="bold" style:font-name-complex="Arial Narrow"/>
    </style:style>
    <style:style style:name="P26" style:family="paragraph" style:parent-style-name="Standard">
      <style:paragraph-properties fo:margin-left="1.249cm" fo:margin-right="0cm" fo:text-indent="0cm" style:auto-text-indent="false"/>
      <style:text-properties officeooo:paragraph-rsid="00103de3"/>
    </style:style>
    <style:style style:name="P27" style:family="paragraph" style:parent-style-name="Text_20_body" style:list-style-name="">
      <style:paragraph-properties fo:margin-left="0cm" fo:margin-right="0cm" fo:line-height="100%" fo:hyphenation-ladder-count="no-limit" fo:text-indent="0cm" style:auto-text-indent="false">
        <style:tab-stops/>
      </style:paragraph-properties>
      <style:text-properties style:font-name="Arial Narrow" fo:language="es" fo:country="ES" fo:font-weight="bold" officeooo:paragraph-rsid="00103de3" style:font-weight-asian="bold" style:font-name-complex="Arial Narrow" fo:hyphenate="true" fo:hyphenation-remain-char-count="2" fo:hyphenation-push-char-count="2"/>
    </style:style>
    <style:style style:name="P28" style:family="paragraph" style:parent-style-name="Text_20_body" style:list-style-name="">
      <style:paragraph-properties fo:margin-left="0cm" fo:margin-right="0cm" fo:line-height="100%" fo:hyphenation-ladder-count="no-limit" fo:text-indent="0cm" style:auto-text-indent="false">
        <style:tab-stops/>
      </style:paragraph-properties>
      <style:text-properties style:font-name="Arial Narrow" fo:language="es" fo:country="ES" fo:font-weight="bold" officeooo:rsid="00103de3" officeooo:paragraph-rsid="00103de3" style:font-weight-asian="bold" style:font-name-complex="Arial Narrow" fo:hyphenate="true" fo:hyphenation-remain-char-count="2" fo:hyphenation-push-char-count="2"/>
    </style:style>
    <style:style style:name="P29" style:family="paragraph" style:parent-style-name="Text_20_body" style:list-style-name="">
      <style:paragraph-properties fo:margin-left="0cm" fo:margin-right="0cm" fo:line-height="100%" fo:hyphenation-ladder-count="no-limit" fo:text-indent="0cm" style:auto-text-indent="false">
        <style:tab-stops/>
      </style:paragraph-properties>
      <style:text-properties style:font-name="Arial Narrow" fo:language="es" fo:country="ES" officeooo:paragraph-rsid="00103de3" style:font-name-complex="Arial Narrow" fo:hyphenate="true" fo:hyphenation-remain-char-count="2" fo:hyphenation-push-char-count="2"/>
    </style:style>
    <style:style style:name="P30" style:family="paragraph" style:parent-style-name="Text_20_body" style:list-style-name="">
      <style:paragraph-properties fo:margin-left="0cm" fo:margin-right="0cm" fo:line-height="100%" fo:hyphenation-ladder-count="no-limit" fo:text-indent="0cm" style:auto-text-indent="false">
        <style:tab-stops/>
      </style:paragraph-properties>
      <style:text-properties style:font-name="Arial Narrow" fo:font-size="12pt" fo:language="es" fo:country="ES" fo:font-weight="bold" officeooo:paragraph-rsid="00103de3" style:font-size-asian="12pt" style:font-weight-asian="bold" style:font-name-complex="Arial Narrow" fo:hyphenate="true" fo:hyphenation-remain-char-count="2" fo:hyphenation-push-char-count="2"/>
    </style:style>
    <style:style style:name="P31" style:family="paragraph" style:parent-style-name="Footnote">
      <style:text-properties style:font-name="Arial Narrow" style:font-name-complex="Arial Narrow"/>
    </style:style>
    <style:style style:name="P32" style:family="paragraph" style:parent-style-name="Footnote">
      <style:text-properties style:font-name="Arial Narrow" fo:font-weight="bold" style:font-weight-asian="bold" style:font-name-complex="Arial Narrow"/>
    </style:style>
    <style:style style:name="T1" style:family="text">
      <style:text-properties style:font-name="Arial" fo:font-size="12pt" style:font-size-asian="12pt" style:font-name-complex="Arial"/>
    </style:style>
    <style:style style:name="T2" style:family="text">
      <style:text-properties style:font-name="Arial Narrow" fo:font-size="12pt" fo:language="es" fo:country="ES" style:font-size-asian="12pt" style:font-name-complex="Arial Narrow"/>
    </style:style>
    <style:style style:name="T3" style:family="text">
      <style:text-properties style:font-name="Arial Narrow" fo:font-size="12pt" fo:language="es" fo:country="ES" fo:font-weight="bold" style:font-size-asian="12pt" style:font-weight-asian="bold" style:font-name-complex="Arial Narrow"/>
    </style:style>
    <style:style style:name="T4" style:family="text">
      <style:text-properties style:font-name="Arial Narrow" fo:font-size="12pt" fo:language="es" fo:country="ES" fo:font-style="italic" style:font-size-asian="12pt" style:font-style-asian="italic" style:font-name-complex="Arial Narrow"/>
    </style:style>
    <style:style style:name="T5" style:family="text">
      <style:text-properties style:font-name="Arial Narrow" fo:font-size="12pt" style:font-size-asian="12pt" style:font-name-complex="Arial Narrow"/>
    </style:style>
    <style:style style:name="T6" style:family="text">
      <style:text-properties style:font-name="Arial Narrow" style:font-name-asian="Arial Narrow" style:font-name-complex="Arial Narrow"/>
    </style:style>
    <style:style style:name="T7" style:family="text">
      <style:text-properties style:font-name="Arial Narrow" style:font-name-complex="Arial Narrow"/>
    </style:style>
    <style:style style:name="T8" style:family="text">
      <style:text-properties style:font-name="Arial Narrow" fo:font-style="italic" style:font-style-asian="italic" style:font-name-complex="Arial Narrow"/>
    </style:style>
    <style:style style:name="T9" style:family="text">
      <style:text-properties style:font-name="Arial Narrow" fo:font-size="10pt" fo:font-weight="normal" style:font-name-asian="Arial Narrow" style:font-size-asian="10pt" style:font-weight-asian="normal" style:font-name-complex="Arial Narrow"/>
    </style:style>
    <style:style style:name="T10" style:family="text">
      <style:text-properties style:font-name="Arial Narrow" fo:font-size="10pt" fo:font-weight="normal" style:font-size-asian="10pt" style:font-weight-asian="normal" style:font-name-complex="Arial Narrow"/>
    </style:style>
    <style:style style:name="T11" style:family="text">
      <style:text-properties style:font-name="Arial Narrow" fo:font-size="10pt" fo:font-weight="bold" style:font-name-asian="Arial Narrow" style:font-size-asian="10pt" style:font-weight-asian="bold" style:font-name-complex="Arial Narrow"/>
    </style:style>
    <style:style style:name="T12" style:family="text">
      <style:text-properties style:font-name="Arial Narrow" fo:font-weight="bold" style:font-weight-asian="bold" style:font-name-complex="Arial Narrow"/>
    </style:style>
    <style:style style:name="T13" style:family="text">
      <style:text-properties fo:font-size="12pt" style:font-size-asian="12pt"/>
    </style:style>
    <style:style style:name="T14" style:family="text">
      <style:text-properties fo:font-size="10pt" fo:font-weight="normal" style:font-size-asian="10pt" style:font-weight-asian="normal"/>
    </style:style>
    <style:style style:name="T15" style:family="text">
      <style:text-properties style:font-name-asian="Arial Narrow"/>
    </style:style>
    <style:style style:name="T16" style:family="text">
      <style:text-properties fo:color="#800000" style:font-name="Arial Narrow" fo:font-size="12pt" fo:language="es" fo:country="ES" fo:font-weight="bold" style:font-size-asian="12pt" style:font-weight-asian="bold" style:font-name-complex="Arial Narrow"/>
    </style:style>
    <style:style style:name="T17"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Resumen</text:h>
      <text:p text:style-name="P29">Este documento pretende compartir una reflexión sobre los distintos tipos de proyectos patrimoniales, según el grado de respuesta a los intereses económicos, políticos, sociales y culturales, valorando la complementariedad turística, para concluir el una apuesta metodológica y ética, en un compromiso social destinado a los profesionales y responsables de la gestión y las políticas culturales.</text:p>
      <text:p text:style-name="P27"/>
      <text:p text:style-name="P27">Abstract</text:p>
      <text:p text:style-name="P27"/>
      <text:p text:style-name="P28">OBJETIVO</text:p>
      <text:p text:style-name="P13"><text:span text:style-name="T2">Estos objetivos, en el caso de </text:span><text:span text:style-name="T3">los proyectos patrimoniales</text:span><text:span text:style-name="T2"> se podrían definir de la siguiente manera:</text:span></text:p>
      <text:p text:style-name="P5"/>
      <text:list xml:id="list7822654305987191544" text:style-name="WW8Num93">
        <text:list-item>
          <text:p text:style-name="P3">proteger, conservar, conocer y difundir el patrimonio cultural de los pueblos, </text:p>
        </text:list-item>
        <text:list-item>
          <text:p text:style-name="P3">llegar a un mejor conocimiento de la comunidad a la que pertenecemos, para tener un lugar en el mundo, una identidad que nos sitúe, nos ayude a valorar nuestra comunidad y <text:s/>nuestro entorno. </text:p>
        </text:list-item>
      </text:list>
      <text:p text:style-name="P21"/>
      <text:p text:style-name="P13"><text:span text:style-name="T2">En el caso del </text:span><text:span text:style-name="T3">proyecto turístico</text:span><text:span text:style-name="T2">, la anticipación o gestión se basa en los siguientes objetivos:</text:span></text:p>
      <text:p text:style-name="P21"/>
      <text:list xml:id="list5678626103912454343" text:style-name="WW8Num6">
        <text:list-item>
          <text:p text:style-name="P4">facilitar los viajes o estancias, realizadas por placer, en momentos de ocio y tiempo libre de los ciudadanos.</text:p>
        </text:list-item>
        <text:list-item>
          <text:p text:style-name="P17"><text:span text:style-name="T13">conseguir <text:s/>la consecución del viaje con finalidades lúdicas, culturales <text:s/>y sociales, ya que el turismo bien entendido, es en primer lugar, una forma enriquecedora de ver y entender el mundo desde nuestra identidad, salvaguardada por un patrimonio, que nos espera y nos sitúa en el mundo</text:span><text:span text:style-name="Footnote_20_Symbol"><text:span text:style-name="T13"><text:note text:id="ftn2" text:note-class="footnote"><text:note-citation>1</text:note-citation><text:note-body><text:p text:style-name="P20"><text:span text:style-name="T6"><text:s/>“</text:span><text:span text:style-name="T7">...</text:span><text:span text:style-name="T8">el sentido de seguridad que da pertenecer a un grupo refuerza los valores y certidumbres que componen una comunidad; esto a su vez estimula la apertura al resto del mundo, la aceptación de la diferencia y una vívida curiosidad por las culturas ajenas.” </text:span><text:span text:style-name="T7">V.V.A.A.</text:span><text:span text:style-name="T8"> “Sueños e identidades. Una aportación al debate sobre Cultura y Desarrollo en Europa”. </text:span><text:span text:style-name="T7">Consejo de Europa e Interarts, Barcelona 1999.</text:span></text:p><text:p text:style-name="P31"/></text:note-body></text:note></text:span></text:span><text:span text:style-name="T13">.</text:span></text:p>
        </text:list-item>
      </text:list>
      <text:p text:style-name="P18"><text:span text:style-name="T13"/></text:p>
      <text:p text:style-name="P18"><text:span text:style-name="T13"/></text:p>
      <text:p text:style-name="P19">Llegamos a la conclusión, que ambos tipos de proyectos, desde una ideología determinada, en la que se prima el bienestar social por encima de otros parámetros, coinciden en que de una y otra forma, se enriquece la visión personal y de la población, favoreciendo una perspectiva identitaria e integradora de nuestro entorno, próximo o lejano. En este punto la respuesta a la pregunta inicial, sería que los proyectos patrimoniales y turísticos, pueden ser complementarios y enriquecedores mutuamente.</text:p>
      <text:p text:style-name="P13"><text:span text:style-name="T2">Esta es la teoría hacia la que deben tender ambos proyectos, sin embargo</text:span><text:span text:style-name="T3">, el análisis de la puesta en práctica</text:span><text:span text:style-name="T2"> de ambas dimensiones nos lleva a una reflexión muy distinta. Por un lado, el desarrollo de la sociedad del ocio, el aumento del tiempo libre, del estado del bienestar <text:s/>y del consumo, ha convertido el turismo en un recurso económico, síndrome de prestigio social o simulacro de autoafirmación frente al "otro".</text:span></text:p>
      <text:p text:style-name="P5"/>
      <text:p text:style-name="P5">En definitiva en una potente industria, que se ramifica desde los productos más masificados hasta los más exclusivos (desde las ofertas de sol y playa en hoteles con todo incluido al exclusivo turismo de aventura y deporte). Este ímpetu del turismo, ha llevado a su diversificación y a la introducción del patrimonio como uno de los elementos o marcas diferenciadoras. </text:p>
      <text:p text:style-name="P5"/>
      <text:p text:style-name="P13"><text:span text:style-name="T2">Por otro lado, los proyectos patrimoniales han pasado a valorar el patrimonio (</text:span><text:span text:style-name="T4">valorizar o</text:span><text:span text:style-name="T2"> </text:span><text:span text:style-name="T4">poner en valor, </text:span><text:span text:style-name="T2">según indica la traducción de la expresión francesa) como un recurso para el desarrollo social y económico de una comunidad</text:span><text:span text:style-name="Footnote_20_Symbol"><text:span text:style-name="T2"><text:note text:id="ftn3" text:note-class="footnote"><text:note-citation>2</text:note-citation><text:note-body><text:p text:style-name="P2"><text:span text:style-name="T9"><text:s/></text:span><text:span text:style-name="T10">Conferencia Intergubernamental sobre Políticas Culturales para el Desarrollo, (UNESCO, Estocolmo 1998)</text:span></text:p><text:p text:style-name="P14"><text:a xlink:type="simple" xlink:href="http://www.unesco.org/culture/laws/stockholm/html_sp/actionpl1.shtml" text:style-name="Internet_20_link" text:visited-style-name="Visited_20_Internet_20_Link"><text:span text:style-name="Internet_20_link"><text:span text:style-name="T7">http://www.unesco.org/culture/laws/stockholm/html_sp/actionpl1.shtml</text:span></text:span></text:a></text:p><text:p text:style-name="P31"/></text:note-body></text:note></text:span></text:span><text:span text:style-name="T2">. <text:s/>En </text:span><text:span text:style-name="T5">la </text:span><text:a xlink:type="simple" xlink:href="../../../../../../home/edgar/laws/mexico/html_eng/page1.shtml" text:style-name="Internet_20_link" text:visited-style-name="Visited_20_Internet_20_Link"><text:span text:style-name="Internet_20_link"><text:span text:style-name="T5">Conferencia Mundial sobre las Políticas Culturales</text:span></text:span></text:a><text:span text:style-name="T5"> 1982, México D.F.(MONDIACULT) </text:span><text:soft-page-break/><text:span text:style-name="T5">se afirma que "sólo puede asegurarse un desarrollo equilibrado mediante la integración de los factores culturales en las estrategias para alcanzarlo". </text:span></text:p>
      <text:p text:style-name="P5"/>
      <text:p text:style-name="P13"><text:span text:style-name="T2">Se produce un acercamiento hacia el proyecto turístico-patrimonial, como fuente de ingresos, a medio camino entre el desarrollo social y el desarrollismo</text:span><text:span text:style-name="Footnote_20_Symbol"><text:span text:style-name="T2"><text:note text:id="ftn4" text:note-class="footnote"><text:note-citation>3</text:note-citation><text:note-body><text:p text:style-name="Standard"><text:span text:style-name="T6"><text:s/></text:span><text:span text:style-name="T7">Carta Internacional sobre turismo cultural , <text:s/>ICOMOS México 1999. La gestión del turismo en los sitios con patrimonio significativo. </text:span><text:a xlink:type="simple" xlink:href="http://www.icomos.org/tourism/tourism-sp.html" text:style-name="Internet_20_link" text:visited-style-name="Visited_20_Internet_20_Link"><text:span text:style-name="Internet_20_link"><text:span text:style-name="T7">http://www.icomos.org/tourism/tourism-sp.html</text:span></text:span></text:a></text:p><text:p text:style-name="P32"/><text:p text:style-name="P12"><text:span text:style-name="T15">“</text:span>La memoria colectiva y el peculiar Patrimonio cultural de cada comunidad o localidad es insustituible y una importante base para el desarrollo no solo actual sino futuro. </text:p><text:p text:style-name="P12"/><text:p text:style-name="P12">Un objetivo fundamental de la gestión del Patrimonio consiste en comunicar su significado y la necesidad de su conservación tanto a la comunidad anfitriona como a los visitantes. El acceso físico, intelectual y/o emotivo, sensato y bien gestionado a los bienes del Patrimonio, así como el acceso al desarrollo cultural, constituyen al mismo tiempo un derecho y un privilegio. </text:p><text:p text:style-name="P31"/><text:p text:style-name="P31">Esto conlleva la responsabilidad de respetar los valores del Patrimonio Natural o Cultural, así como los intereses y patrimonios de la actual comunidad anfitriona, de los pueblos indígenas conservadores de su patrimonio o de los poseedores de propiedades históricas, así como la obligación de respetar los paisajes y las culturas a partir de las cuales se ha desarrollado el Patrimonio.”</text:p></text:note-body></text:note></text:span></text:span><text:span text:style-name="T2">. Por tanto, llegados a este punto, la respuesta a la pregunta inicial sería, que los proyectos patrimoniales y turísticos, son encargos que se confunden y se malinterpretan.</text:span></text:p>
      <text:p text:style-name="P5"/>
      <text:p text:style-name="P5">En nuestra mano está la creación de ecosistemas que permitan su coexistencia, su interrelación y la consecución de unos objetivos ligados siempre a los intereses de la población que los desarrolla. El problema no es el turismo, o los proyectos de desarrollo, sino su uso y explotación. Pueden ser realmente positivos para una población local y para la conservación y disfrute de un patrimonio por parte de ésta, y puede que no haya que elegir una opción u otra, como hemos visto en el primer planteamiento, per sí hay que asumir que su existencia, sus oportunidades y sus debilidades, para no perderse en conservacionismos mojigatos, ni en sobreexplotaciones de parques temáticos.</text:p>
      <text:p text:style-name="P5"/>
      <text:p text:style-name="P30">Este documento pretende compartir una reflexión sobre los distintos tipos de proyectos patrimoniales, según el grado de respuesta a los intereses económicos, políticos, sociales y culturales, valorando las variables de complementariedad turística. La tipología se ordenará según los usos de los recursos culturales en tiempo de ocio.</text:p>
      <text:p text:style-name="P5"/>
      <text:p text:style-name="P15">Tipos de proyectos</text:p>
      <text:p text:style-name="P15"/>
      <text:p text:style-name="P5">Dependiendo del encargo, el contexto territorial, la metodología y sobre todo la primacía del tipo de intereses (sociales, económicos, políticos...) estableceremos distintos tipos: </text:p>
      <text:p text:style-name="P5"/>
      <text:list xml:id="list7933979415965133699" text:style-name="WW8Num60">
        <text:list-item>
          <text:p text:style-name="P16"><text:span text:style-name="T16">Proyectos turísticos creados para su consumo en momentos de ocio y tiempo libre, basados en la tematización cultural.</text:span><text:span text:style-name="T2"> Responden al descubrimiento por parte de la industria turística de la rentabilidad potencial del sector cultural, <text:s/>y de su fácil manipulación para crear productos a medida, en su sentido más económico y menos sostenible. Ejemplo de ello son los paquetes turísticos, que incluyen las mismas pautas seriadas y artificiales, en las que el turista y el ciudadano nunca llega a encontrarse con la población local.</text:span></text:p>
        </text:list-item>
      </text:list>
      <text:p text:style-name="P25">Objetivos:</text:p>
      <text:list xml:id="list2006275175763641051" text:style-name="WW8Num84">
        <text:list-item>
          <text:p text:style-name="P6">Crear un producto de consumo para masas</text:p>
        </text:list-item>
        <text:list-item>
          <text:p text:style-name="P6">Crear productos turísticos, basados en argumentaciones temáticas ligadas al patrimonio cultural, como estrategia de venta</text:p>
        </text:list-item>
        <text:list-item>
          <text:p text:style-name="P6">Fomentar el consumo del ocio</text:p>
        </text:list-item>
        <text:list-item>
          <text:p text:style-name="P6">Conseguir rentabilidad económica</text:p>
        </text:list-item>
      </text:list>
      <text:p text:style-name="P23"><text:soft-page-break/>Características: </text:p>
      <text:list xml:id="list6760302395081393401" text:style-name="WW8Num72">
        <text:list-item>
          <text:p text:style-name="P7">Escasa sostenibilidad. Este tipo de industria necesita de la renovación continua, por lo que buscan periódicamente nuevas propuestas que sean fácilmente consumibles</text:p>
        </text:list-item>
        <text:list-item>
          <text:p text:style-name="P7">Macroproyectos <text:s/>seriados y estandarizados</text:p>
        </text:list-item>
        <text:list-item>
          <text:p text:style-name="P7">Se pueden subdividir en</text:p>
        </text:list-item>
      </text:list>
      <text:p text:style-name="P26"><text:span text:style-name="T3">Estáticos. Parques de atracciones tematizados</text:span><text:span text:style-name="T2">, sin base científica, ni objetivos educativos ni culturales, aprovechan determinados momentos históricos o hitos culturales para su manipulación.</text:span></text:p>
      <text:p text:style-name="P26"><text:span text:style-name="T3">Dinámicos. Eventos o rutas turístico-culturales</text:span><text:span text:style-name="T2"> convertidas en productos seriados y completamente comercializados, que ofrecen paquetes cerrados, en los que las infraestructuras son siempre similares, sólo cambian las vistas y el clima</text:span><text:span text:style-name="T3">. </text:span></text:p>
      <text:p text:style-name="P22">Destinatarios: </text:p>
      <text:list xml:id="list3208519808857719806" text:style-name="WW8Num61">
        <text:list-item>
          <text:p text:style-name="P8">Los consumidores (ya que en este caso hablamos de consumo y producto); </text:p>
        </text:list-item>
        <text:list-item>
          <text:p text:style-name="P8">la población local, indirectamente (como mano de obra generalmente); </text:p>
        </text:list-item>
      </text:list>
      <text:p text:style-name="P23">Agentes:</text:p>
      <text:list xml:id="list7583647718783260505" text:style-name="WW8Num34">
        <text:list-item>
          <text:p text:style-name="P9">empresas de gran formato, que se permiten exportar y copiar los productos en un mercado turístico global</text:p>
        </text:list-item>
        <text:list-item>
          <text:p text:style-name="P9">los políticos, que deciden sobre la idoneidad del proyecto (son proyectos de alta rentabilidad política, ya que ofertan numerosos puestos de trabajo sin cualificación)</text:p>
        </text:list-item>
        <text:list-item>
          <text:p text:style-name="P9">las empresas de mantenimiento y montaje, así como el personal contratado (en general en condiciones de contrato basura).</text:p>
        </text:list-item>
      </text:list>
      <text:p text:style-name="P24"><text:span text:style-name="T3">Metodología:</text:span><text:span text:style-name="T2"> proyectos de viabilidad económica</text:span></text:p>
      <text:p text:style-name="P23">Valoración:</text:p>
      <text:p text:style-name="P23"/>
      <table:table table:name="Tabla1" table:style-name="Tabla1">
        <table:table-column table:style-name="Tabla1.A"/>
        <table:table-column table:style-name="Tabla1.B"/>
        <table:table-row table:style-name="Tabla1.1">
          <table:table-cell table:style-name="Tabla1.A1" office:value-type="string">
            <text:p text:style-name="P10">Puntos débiles</text:p>
          </table:table-cell>
          <table:table-cell table:style-name="Tabla1.B1" office:value-type="string">
            <text:p text:style-name="P10">Puntos fuertes</text:p>
          </table:table-cell>
        </table:table-row>
        <table:table-row table:style-name="Tabla1.1">
          <table:table-cell table:style-name="Tabla1.A1" office:value-type="string">
            <text:p text:style-name="P5">Proyectos globalizados. Confusión entre subcultura y ocio. Beneficios indirectos para la población local, en un grado siempre de servicios indirectos o subcontrata. Se decapita la iniciativa privada de pequeña y mediana empresa del sector, anulándose la creatividad y fomentando la dependencia económica. Temporalidad del proyecto, hasta que se agote la demanda de consumo. Falta de creatividad del proyecto en sí, ya que sólo cambian los detalles del contexto, no las ideas. La teatralización de la cultura mal entendida, en la que las formas de vida cotidiana se disfrazan o se convierten en objeto de espectáculo lleva a la fractura entre visitante y ciudadano. </text:p>
          </table:table-cell>
          <table:table-cell table:style-name="Tabla1.B1" office:value-type="string">
            <text:p text:style-name="P5">Si este tipo de iniciativas, es una más en una estructura cultural y social bien argumentada con una oferta diversificada, y una visión respetuosa de la cultura de la que se apropian, se convierte en una propuesta más que favorece la variedad y las posibilidades de complementar una oferta planificada. En aquellos casos, en que son el foco de desarrollo de una población, se convierten en una opción desarrollista.</text:p>
            <text:p text:style-name="P11"/>
          </table:table-cell>
        </table:table-row>
      </table:table>
      <text:p text:style-name="P23"/>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o_20_independiente_20_2" style:display-name="Texto independiente 2" style:family="paragraph" style:parent-style-name="Standard">
      <style:paragraph-properties fo:text-align="center" style:justify-single-word="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WW8Num6z0" style:family="text">
      <style:text-properties style:font-name="Arial Narrow" fo:font-family="'Arial Narrow'" style:font-family-generic="swiss" style:font-pitch="variable" fo:font-size="12pt" fo:language="es" fo:country="ES" style:font-size-asian="12pt" style:font-name-complex="Arial Narrow" style:font-family-complex="'Arial Narrow'" style:font-family-generic-complex="swiss" style:font-pitch-complex="variable"/>
    </style:style>
    <style:style style:name="WW8Num93z0" style:family="text"/>
    <style:style style:name="Footnote_20_anchor" style:display-name="Footnote anchor" style:family="text">
      <style:text-properties style:text-position="super 58%"/>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60z0" style:family="text">
      <style:text-properties style:font-name="Arial Narrow" fo:font-family="'Arial Narrow'" style:font-family-generic="swiss" style:font-pitch="variable" fo:font-size="12pt" fo:language="es" fo:country="ES" fo:font-weight="bold" style:font-size-asian="12pt" style:font-weight-asian="bold" style:font-name-complex="Arial Narrow" style:font-family-complex="'Arial Narrow'" style:font-family-generic-complex="swiss" style:font-pitch-complex="variable"/>
    </style:style>
    <style:style style:name="WW8Num8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consecutive-numbering="true">
      <text:list-level-style-number text:level="1" text:style-name="WW8Num9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text:style-name="WW8Num6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WW8Num7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21:49:04.777763327</meta:creation-date>
    <dc:date>2016-12-02T21:54:01.181088468</dc:date>
    <meta:editing-duration>PT4M59S</meta:editing-duration>
    <meta:editing-cycles>1</meta:editing-cycles>
    <meta:document-statistic meta:table-count="1" meta:image-count="0" meta:object-count="0" meta:page-count="3" meta:paragraph-count="51" meta:word-count="1430" meta:character-count="9438" meta:non-whitespace-character-count="8052"/>
    <meta:generator>LibreOffice/5.1.4.2$Linux_X86_64 LibreOffice_project/10m0$Build-2</meta:generator>
  </office:meta>
</office:document-meta>
</file>